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ErrorHandler.formatMessage( SAXParseException s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ntErr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ErrorHandler.PrintErrorHandler( PrintStream 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ErrorHandler.PrintErrorHandler( ErrorHandler eh ,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